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3.9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interface_adapter</text:p>
          </table:table-cell>
          <table:table-cell office:value-type="string" calcext:value-type="string">
            <text:p>interface_type</text:p>
          </table:table-cell>
          <table:table-cell office:value-type="string" calcext:value-type="string">
            <office:annotation office:display="true" draw:style-name="gr1" draw:text-style-name="P2" svg:width="5.0417in" svg:height="3.3449in" svg:x="6.5685in" svg:y="0in" draw:caption-point-x="-0.2402in" draw:caption-point-y="0.0039in">
              <dc:creator>ee</dc:creator>
              <dc:date>2022-02-03T00:00:00</dc:date>
              <text:p text:style-name="P1"><text:span text:style-name="T1">NOTE: to modify </text:span><text:span text:style-name="T1">a particular </text:span><text:span text:style-name="T1">interface:</text:span></text:p>
              <text:p text:style-name="P1"><text:span text:style-name="T1"/></text:p>
              <text:p text:style-name="P1"><text:span text:style-name="T1">@ </text:span><text:span text:style-name="T1">interface_Adapter </text:span><text:span text:style-name="T1">could be 1,2, 3, </text:span><text:span text:style-name="T1">or 4</text:span></text:p>
              <text:p text:style-name="P1"><text:span text:style-name="T1"/></text:p>
              <text:p text:style-name="P1"><text:span text:style-name="T1">@ </text:span><text:span text:style-name="T1">interface_type_c</text:span><text:span text:style-name="T1">ould be: nat, </text:span><text:span text:style-name="T1">nat_network, </text:span><text:span text:style-name="T1">bridged, intnet, </text:span><text:span text:style-name="T1">hostonly, <text:s/>none</text:span></text:p>
              <text:p text:style-name="P1"><text:span text:style-name="T1"/></text:p>
              <text:p text:style-name="P1"><text:span text:style-name="T1">@ interface </text:span><text:span text:style-name="T1">name: name for </text:span><text:span text:style-name="T1">the interface </text:span><text:span text:style-name="T1">when using intnet </text:span><text:span text:style-name="T1">adapter</text:span></text:p>
            </office:annotation>
            <text:p>interface_name</text:p>
          </table:table-cell>
          <table:table-cell/>
        </table:table-row>
        <table:table-row table:style-name="ro1">
          <table:table-cell office:value-type="string" calcext:value-type="string">
            <text:p>WebServer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hcpServer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1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S2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ne enee</meta:initial-creator>
    <meta:creation-date>2022-02-03T09:11:58.162492172</meta:creation-date>
    <dc:date>2022-02-03T09:37:42.246813889</dc:date>
    <dc:creator>ene enee</dc:creator>
    <meta:editing-duration>PT4M42S</meta:editing-duration>
    <meta:editing-cycles>2</meta:editing-cycles>
    <meta:generator>LibreOffice/7.1.8.1$Linux_X86_64 LibreOffice_project/10$Build-1</meta:generator>
    <meta:document-statistic meta:table-count="1" meta:cell-count="24" meta:object-count="0"/>
  </office:meta>
</office:document-meta>
</file>